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Tahoma1" svg:font-family="Tahoma"/>
    <style:font-face style:name="inherit" svg:font-family="inherit"/>
    <style:font-face style:name="Courier New" svg:font-family="'Courier New'" style:font-family-generic="modern" style:font-pitch="fixed"/>
    <style:font-face style:name="Courier New1"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paragraph-properties fo:margin-top="0cm" fo:margin-bottom="0cm" style:line-height-at-least="0.635cm" fo:text-align="start" style:justify-single-word="false" fo:orphans="2" fo:widows="2" fo:background-color="#ffffff" fo:padding="0cm" fo:border="none" style:writing-mode="lr-tb">
        <style:background-image/>
      </style:paragraph-properties>
      <style:text-properties fo:font-variant="normal" fo:text-transform="none" fo:color="#212121" style:font-name="Verdana1" fo:font-size="16pt" fo:letter-spacing="normal" fo:language="ro" fo:country="RO" fo:font-style="normal" fo:font-weight="normal" style:font-size-asian="16pt" style:font-size-complex="16pt"/>
    </style:style>
    <style:style style:name="P2" style:family="paragraph" style:parent-style-name="Preformatted_20_Text">
      <style:paragraph-properties fo:margin-top="0cm" fo:margin-bottom="0cm" style:line-height-at-least="0.635cm" fo:text-align="start" style:justify-single-word="false" fo:orphans="2" fo:widows="2" fo:background-color="#ffffff" fo:padding="0cm" fo:border="none" style:writing-mode="lr-tb">
        <style:background-image/>
      </style:paragraph-properties>
      <style:text-properties fo:font-variant="normal" fo:text-transform="none" fo:color="#212121" style:font-name="Verdana1" fo:font-size="16pt" fo:letter-spacing="normal" fo:language="ro" fo:country="RO" fo:font-style="normal" fo:font-weight="bold" style:font-size-asian="16pt" style:font-weight-asian="bold" style:font-size-complex="16pt" style:font-weight-complex="bold"/>
    </style:style>
    <style:style style:name="P3" style:family="paragraph" style:parent-style-name="Preformatted_20_Text">
      <style:paragraph-properties fo:margin-top="0cm" fo:margin-bottom="0cm" style:line-height-at-least="0.635cm" fo:text-align="start" style:justify-single-word="false" fo:orphans="2" fo:widows="2" fo:background-color="#ffffff" fo:padding="0cm" fo:border="none" style:writing-mode="lr-tb">
        <style:background-image/>
      </style:paragraph-properties>
      <style:text-properties style:font-name="Verdana1" fo:font-size="16pt" style:font-size-asian="16pt" style:font-size-complex="16pt"/>
    </style:style>
    <style:style style:name="P4" style:family="paragraph" style:parent-style-name="No_20_Spacing">
      <style:text-properties style:font-name="Verdana1" fo:font-size="16pt" fo:font-weight="bold" style:font-size-asian="16pt" style:font-weight-asian="bold" style:font-name-complex="Times New Roman1" style:font-size-complex="16pt"/>
    </style:style>
    <style:style style:name="P5" style:family="paragraph" style:parent-style-name="No_20_Spacing" style:list-style-name="WWNum1">
      <style:text-properties style:font-name="Verdana1" fo:font-size="16pt" fo:font-weight="bold" style:font-size-asian="16pt" style:font-weight-asian="bold" style:font-name-complex="Times New Roman1" style:font-size-complex="16pt"/>
    </style:style>
    <style:style style:name="P6" style:family="paragraph" style:parent-style-name="No_20_Spacing">
      <style:text-properties style:font-name="Verdana1" fo:font-size="16pt" style:font-size-asian="16pt" style:font-name-complex="Times New Roman1" style:font-size-complex="16pt"/>
    </style:style>
    <style:style style:name="P7" style:family="paragraph" style:parent-style-name="No_20_Spacing" style:list-style-name="L1">
      <style:text-properties style:font-name="Verdana1" fo:font-size="16pt" style:font-size-asian="16pt" style:font-name-complex="Times New Roman1" style:font-size-complex="16pt"/>
    </style:style>
    <style:style style:name="P8" style:family="paragraph" style:parent-style-name="No_20_Spacing">
      <style:paragraph-properties fo:margin-left="0cm" fo:margin-right="0cm" fo:text-indent="1.27cm" style:auto-text-indent="false"/>
      <style:text-properties style:font-name="Verdana1" fo:font-size="16pt" style:font-size-asian="16pt" style:font-name-complex="Times New Roman1" style:font-size-complex="16pt"/>
    </style:style>
    <style:style style:name="P9" style:family="paragraph" style:parent-style-name="No_20_Spacing">
      <style:paragraph-properties fo:margin-left="0cm" fo:margin-right="0cm" fo:text-indent="1.27cm" style:auto-text-indent="false"/>
      <style:text-properties style:font-name="Verdana1" fo:font-size="16pt" style:font-size-asian="16pt" style:font-size-complex="16pt"/>
    </style:style>
    <style:style style:name="P10" style:family="paragraph" style:parent-style-name="No_20_Spacing">
      <style:paragraph-properties fo:margin-left="1.27cm" fo:margin-right="0cm" fo:text-indent="0cm" style:auto-text-indent="false"/>
      <style:text-properties style:font-name="Verdana1" fo:font-size="16pt" style:font-size-asian="16pt" style:font-name-complex="Times New Roman1" style:font-size-complex="16pt"/>
    </style:style>
    <style:style style:name="P11" style:family="paragraph" style:parent-style-name="No_20_Spacing">
      <style:paragraph-properties fo:margin-left="1.27cm" fo:margin-right="0cm" fo:text-indent="0cm" style:auto-text-indent="false"/>
      <style:text-properties style:font-name="Verdana1" fo:font-size="16pt" fo:font-weight="bold" style:font-size-asian="16pt" style:font-weight-asian="bold" style:font-name-complex="Times New Roman1" style:font-size-complex="16pt"/>
    </style:style>
    <style:style style:name="P12" style:family="paragraph" style:parent-style-name="No_20_Spacing">
      <style:paragraph-properties fo:margin-left="1.905cm" fo:margin-right="0cm" fo:text-indent="0cm" style:auto-text-indent="false"/>
      <style:text-properties style:font-name="Verdana1" fo:font-size="16pt" fo:font-weight="bold" style:font-size-asian="16pt" style:font-weight-asian="bold" style:font-name-complex="Times New Roman1" style:font-size-complex="16pt"/>
    </style:style>
    <style:style style:name="P13" style:family="paragraph" style:parent-style-name="List_20_Paragraph" style:list-style-name="WWNum1">
      <style:text-properties style:font-name="Verdana1" fo:font-size="16pt" fo:font-weight="bold" style:font-size-asian="16pt" style:font-weight-asian="bold" style:font-name-complex="Times New Roman1" style:font-size-complex="16pt"/>
    </style:style>
    <style:style style:name="P14" style:family="paragraph" style:parent-style-name="List_20_Paragraph">
      <style:text-properties style:font-name="Verdana1" fo:font-size="16pt" style:font-size-asian="16pt" style:font-size-complex="16pt"/>
    </style:style>
    <style:style style:name="P15" style:family="paragraph" style:parent-style-name="List_20_Paragraph" style:list-style-name="WWNum1">
      <style:text-properties style:font-name="Verdana1" fo:font-size="16pt" style:font-size-asian="16pt" style:font-size-complex="16pt"/>
    </style:style>
    <style:style style:name="P16" style:family="paragraph" style:parent-style-name="List_20_Paragraph" style:list-style-name="WWNum2">
      <style:text-properties style:font-name="Verdana1" fo:font-size="16pt" style:font-size-asian="16pt" style:font-size-complex="16pt"/>
    </style:style>
    <style:style style:name="P17" style:family="paragraph" style:parent-style-name="List_20_Paragraph">
      <style:text-properties style:font-name="Verdana1" fo:font-size="16pt" fo:language="en" fo:country="US" style:font-size-asian="16pt" style:font-size-complex="16pt"/>
    </style:style>
    <style:style style:name="P18" style:family="paragraph" style:parent-style-name="List_20_Paragraph" style:list-style-name="WWNum1" style:master-page-name="Standard">
      <style:paragraph-properties fo:margin-top="0cm" fo:margin-bottom="0cm" fo:line-height="150%" fo:text-align="justify" style:justify-single-word="false" style:page-number="auto"/>
      <style:text-properties style:font-name="Verdana1" fo:font-size="16pt" style:font-size-asian="16pt" style:font-size-complex="16pt"/>
    </style:style>
    <style:style style:name="P19" style:family="paragraph" style:parent-style-name="List_20_Paragraph" style:list-style-name="WWNum1">
      <style:paragraph-properties fo:margin-top="0cm" fo:margin-bottom="0cm" fo:line-height="150%" fo:text-align="justify" style:justify-single-word="false"/>
      <style:text-properties style:font-name="Verdana1" fo:font-size="16pt" style:font-size-asian="16pt" style:font-size-complex="16pt"/>
    </style:style>
    <style:style style:name="P20" style:family="paragraph" style:parent-style-name="List_20_Paragraph">
      <style:paragraph-properties fo:margin-top="0cm" fo:margin-bottom="0cm" fo:line-height="150%" fo:text-align="center" style:justify-single-word="false"/>
      <style:text-properties style:font-name="Verdana1" fo:font-size="28pt" style:text-underline-style="solid" style:text-underline-width="auto" style:text-underline-color="font-color" fo:font-weight="normal" style:font-size-asian="28pt" style:font-weight-asian="normal" style:font-size-complex="28pt" style:font-weight-complex="normal"/>
    </style:style>
    <style:style style:name="P21" style:family="paragraph" style:parent-style-name="List_20_Paragraph" style:list-style-name="WWNum1">
      <style:paragraph-properties fo:margin-top="0cm" fo:margin-bottom="0cm" fo:line-height="150%" fo:text-align="center" style:justify-single-word="false"/>
      <style:text-properties style:font-name="Verdana1" fo:font-size="40pt" style:font-size-asian="40pt" style:font-size-complex="40pt"/>
    </style:style>
    <style:style style:name="P22" style:family="paragraph" style:parent-style-name="List_20_Paragraph">
      <style:paragraph-properties fo:margin-top="0cm" fo:margin-bottom="0cm" fo:line-height="150%" fo:text-align="center" style:justify-single-word="false"/>
      <style:text-properties style:font-name="Verdana1" fo:font-size="24pt" fo:font-weight="normal" style:font-size-asian="24pt" style:font-weight-asian="normal" style:font-size-complex="24pt" style:font-weight-complex="normal"/>
    </style:style>
    <style:style style:name="P23" style:family="paragraph" style:parent-style-name="List_20_Paragraph">
      <style:paragraph-properties fo:margin-top="0cm" fo:margin-bottom="0cm" fo:line-height="150%" fo:text-align="end" style:justify-single-word="false"/>
      <style:text-properties style:font-name="Verdana1" fo:font-size="24pt" fo:font-weight="normal" style:font-size-asian="24pt" style:font-weight-asian="normal" style:font-size-complex="24pt" style:font-weight-complex="normal"/>
    </style:style>
    <style:style style:name="P24" style:family="paragraph" style:parent-style-name="List_20_Paragraph">
      <style:paragraph-properties fo:margin-left="1.349cm" fo:margin-right="0cm" fo:text-indent="0cm" style:auto-text-indent="false"/>
      <style:text-properties style:font-name="Verdana1" fo:font-size="16pt" style:font-size-asian="16pt" style:font-size-complex="16pt"/>
    </style:style>
    <style:style style:name="P25" style:family="paragraph" style:parent-style-name="List_20_Paragraph">
      <style:paragraph-properties fo:margin-left="0cm" fo:margin-right="0cm" fo:text-indent="0cm" style:auto-text-indent="false"/>
      <style:text-properties style:font-name="Verdana1" fo:font-size="16pt" style:font-size-asian="16pt" style:font-size-complex="16pt"/>
    </style:style>
    <style:style style:name="P26" style:family="paragraph" style:parent-style-name="List_20_Paragraph">
      <style:paragraph-properties fo:margin-left="0cm" fo:margin-right="0cm" fo:text-align="justify" style:justify-single-word="false" fo:text-indent="0cm" style:auto-text-indent="false"/>
      <style:text-properties style:font-name="Verdana1" fo:font-size="16pt" style:font-size-asian="16pt" style:font-size-complex="16pt"/>
    </style:style>
    <style:style style:name="P27" style:family="paragraph" style:parent-style-name="List_20_Paragraph">
      <style:paragraph-properties fo:margin-left="0cm" fo:margin-right="0cm" fo:text-indent="0cm" style:auto-text-indent="false"/>
      <style:text-properties style:font-name="Verdana1" fo:font-size="16pt" fo:language="en" fo:country="US" style:font-size-asian="16pt" style:font-size-complex="16pt"/>
    </style:style>
    <style:style style:name="P28" style:family="paragraph" style:parent-style-name="List_20_Paragraph">
      <style:paragraph-properties fo:margin-left="0cm" fo:margin-right="0cm" fo:text-align="justify" style:justify-single-word="false" fo:text-indent="0cm" style:auto-text-indent="false"/>
      <style:text-properties style:font-name="Verdana1" fo:font-size="16pt" fo:language="en" fo:country="US" style:font-size-asian="16pt" style:font-size-complex="16pt"/>
    </style:style>
    <style:style style:name="P29" style:family="paragraph" style:parent-style-name="List_20_Paragraph" style:master-page-name="Standard">
      <style:paragraph-properties fo:margin-left="0cm" fo:margin-right="0cm" fo:text-align="justify" style:justify-single-word="false" fo:text-indent="0cm" style:auto-text-indent="false" style:page-number="auto"/>
      <style:text-properties style:font-name="Verdana1" fo:font-size="16pt" style:font-size-asian="16pt" style:font-size-complex="16pt"/>
    </style:style>
    <style:style style:name="P30" style:family="paragraph" style:parent-style-name="List_20_Paragraph">
      <style:paragraph-properties fo:margin-left="0cm" fo:margin-right="0cm" fo:margin-top="0cm" fo:margin-bottom="0cm" fo:line-height="150%" fo:text-align="justify" style:justify-single-word="false" fo:text-indent="0cm" style:auto-text-indent="false"/>
      <style:text-properties style:font-name="Verdana1" fo:font-size="16pt" style:font-size-asian="16pt" style:font-size-complex="16pt"/>
    </style:style>
    <style:style style:name="P31" style:family="paragraph" style:parent-style-name="List_20_Paragraph" style:list-style-name="WWNum1">
      <style:paragraph-properties fo:margin-left="0cm" fo:margin-right="0cm" fo:margin-top="0cm" fo:margin-bottom="0cm" fo:line-height="150%" fo:text-align="justify" style:justify-single-word="false" fo:text-indent="0cm" style:auto-text-indent="false"/>
      <style:text-properties style:font-name="Verdana1" fo:font-size="16pt" style:font-size-asian="16pt" style:font-size-complex="16pt"/>
    </style:style>
    <style:style style:name="P32" style:family="paragraph" style:parent-style-name="List_20_Paragraph" style:list-style-name="WWNum1">
      <style:paragraph-properties fo:margin-left="0cm" fo:margin-right="0cm" fo:margin-top="0cm" fo:margin-bottom="0cm" fo:line-height="150%" fo:text-align="justify" style:justify-single-word="false" fo:text-indent="0cm" style:auto-text-indent="false"/>
      <style:text-properties style:font-name="Verdana1" fo:font-size="16pt"/>
    </style:style>
    <style:style style:name="P33" style:family="paragraph" style:parent-style-name="List_20_Paragraph">
      <style:paragraph-properties fo:margin-left="0cm" fo:margin-right="0cm" fo:text-align="justify" style:justify-single-word="false" fo:text-indent="1.228cm" style:auto-text-indent="false"/>
      <style:text-properties style:font-name="Verdana1" fo:font-size="16pt" style:font-size-asian="16pt" style:font-size-complex="16pt"/>
    </style:style>
    <style:style style:name="P34" style:family="paragraph" style:parent-style-name="List_20_Paragraph">
      <style:paragraph-properties fo:margin-left="0cm" fo:margin-right="0cm" fo:text-align="justify" style:justify-single-word="false" fo:text-indent="1.228cm" style:auto-text-indent="false"/>
      <style:text-properties style:font-name="Verdana1" fo:font-size="16pt" fo:language="en" fo:country="US" style:font-size-asian="16pt" style:font-size-complex="16pt"/>
    </style:style>
    <style:style style:name="P35" style:family="paragraph" style:parent-style-name="Standard">
      <style:text-properties style:font-name="Verdana1" fo:font-size="16pt" style:font-size-asian="16pt" style:font-size-complex="16pt"/>
    </style:style>
    <style:style style:name="P36" style:family="paragraph" style:parent-style-name="Standard">
      <style:text-properties style:font-name="Verdana1" fo:font-size="16pt" fo:font-weight="bold" style:font-size-asian="16pt" style:font-weight-asian="bold" style:font-name-complex="Times New Roman1" style:font-size-complex="16pt"/>
    </style:style>
    <style:style style:name="P37" style:family="paragraph" style:parent-style-name="Standard">
      <style:paragraph-properties fo:margin-left="0cm" fo:margin-right="0cm" fo:text-indent="1.27cm" style:auto-text-indent="false"/>
      <style:text-properties style:font-name="Verdana1" fo:font-size="16pt" style:font-size-asian="16pt" style:font-name-complex="Times New Roman1" style:font-size-complex="16pt"/>
    </style:style>
    <style:style style:name="P38" style:family="paragraph" style:parent-style-name="Standard" style:master-page-name="Standard">
      <style:paragraph-properties fo:margin-left="1.27cm" fo:margin-right="0cm" fo:text-indent="1.27cm" style:auto-text-indent="false" style:page-number="auto"/>
      <style:text-properties style:font-name="Verdana1" fo:font-size="16pt" fo:font-weight="bold" style:font-size-asian="16pt" style:font-weight-asian="bold" style:font-name-complex="Times New Roman1" style:font-size-complex="16pt"/>
    </style:style>
    <style:style style:name="P39" style:family="paragraph" style:parent-style-name="Standard">
      <style:paragraph-properties fo:margin-left="1.27cm" fo:margin-right="0cm" fo:text-indent="1.27cm" style:auto-text-indent="false"/>
      <style:text-properties style:font-name="Verdana1" fo:font-size="16pt" fo:font-weight="bold" style:font-size-asian="16pt" style:font-weight-asian="bold" style:font-name-complex="Times New Roman1" style:font-size-complex="16pt"/>
    </style:style>
    <style:style style:name="P40" style:family="paragraph" style:parent-style-name="Standard" style:master-page-name="Standard">
      <style:paragraph-properties style:page-number="auto"/>
      <style:text-properties style:font-name="Verdana1" fo:font-size="16pt" style:font-size-asian="16pt" style:font-size-complex="16pt"/>
    </style:style>
    <style:style style:name="T1" style:family="text">
      <style:text-properties fo:font-size="20pt" fo:font-weight="normal" style:font-size-asian="20pt" style:font-weight-asian="normal" style:font-size-complex="20pt" style:font-weight-complex="normal"/>
    </style:style>
    <style:style style:name="T2" style:family="text">
      <style:text-properties fo:language="en" fo:country="US"/>
    </style:style>
    <style:style style:name="T3" style:family="text">
      <style:text-properties fo:font-weight="bold" style:font-weight-asian="bold"/>
    </style:style>
    <style:style style:name="T4" style:family="text">
      <style:text-properties fo:font-weight="bold" style:font-weight-asian="bold" style:font-name-complex="Times New Roman1"/>
    </style:style>
    <style:style style:name="T5" style:family="text">
      <style:text-properties fo:font-weight="bold" style:font-weight-asian="bold" style:font-weight-complex="bold"/>
    </style:style>
    <style:style style:name="T6" style:family="text">
      <style:text-properties style:font-name-complex="Times New Roman1"/>
    </style:style>
    <style:style style:name="T7" style:family="text">
      <style:text-properties fo:font-variant="normal" fo:text-transform="none" fo:color="#212121" fo:letter-spacing="normal" fo:language="ro" fo:country="RO" fo:font-style="normal" fo:font-weight="bold" style:font-size-asian="16pt" style:font-weight-asian="bold" style:font-size-complex="16pt"/>
    </style:style>
    <style:style style:name="T8" style:family="text">
      <style:text-properties fo:font-variant="normal" fo:text-transform="none" fo:color="#212121" fo:letter-spacing="normal" fo:language="ro" fo:country="RO" fo:font-style="normal"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06483540353731737" text:style-name="WWNum1">
        <text:list-header>
          <text:p text:style-name="P18"><text:span text:style-name="T3"/></text:p>
          <text:p text:style-name="P19"><text:span text:style-name="T3"/></text:p>
          <text:p text:style-name="P19"><text:span text:style-name="T3"/></text:p>
          <text:p text:style-name="P21"><text:span text:style-name="T3">Specificatii de cerinte software</text:span></text:p>
          <text:p text:style-name="P21"><text:span text:style-name="T1">pentru</text:span></text:p>
        </text:list-header>
      </text:list>
      <text:p text:style-name="P20">Proiectul POLITIA</text:p>
      <text:p text:style-name="P22"/>
      <text:p text:style-name="P23"><text:s text:c="5"/>Gradinaru Fredian</text:p>
      <text:p text:style-name="P23">Dumitru Ionut Cosmin</text:p>
      <text:p text:style-name="P23">Cosban Ionut Mihai</text:p>
      <text:p text:style-name="P23">Cioaca Alexandru</text:p>
      <text:p text:style-name="P23">Staicu Octavian</text:p>
      <text:list xml:id="list31666309" text:continue-numbering="true" text:style-name="WWNum1">
        <text:list-header>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oft-page-break/><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list>
            <text:list-header>
              <text:p text:style-name="P32"><text:bookmark text:name="tw-target-text"/><text:span text:style-name="T7"><text:s text:c="4"/>1.Descrierea generală</text:span></text:p>
            </text:list-header>
          </text:list>
        </text:list-header>
      </text:list>
      <text:p text:style-name="P1"><text:s/><text:span text:style-name="T5">1.1 Produs</text:span></text:p>
      <text:p text:style-name="P1">Acest sistem va consta doar o parte pentru început: un portal web. Portalul web va fi utilizat pentru gestionarea informațiilor cu privire la secția de poliție și a sistemului în ansamblu.</text:p>
      <text:p text:style-name="P1">Deoarece acesta este un produs de date centrate va trebui undeva pentru a stoca datele. Pentru ca, o bază de date va fi utilizată, portalul web va comunica cu baza de date. Portalul web va adăuga, de asemenea, și modifica datele. Toata comunicarea bazei de date va merge pe server.</text:p>
      <text:p text:style-name="P1"/>
      <text:p text:style-name="P2"><text:s/>1.2 Funcții produs</text:p>
      <text:p text:style-name="P1">Cu acest produs software, șeful poliției va fi capabil de a căuta agenții lor și secțiile de poliție. Rezultatul se va baza pe criterii in care utilizatorul le va alege din listă. Există mai multe criterii de căutare și va fi posibil pentru administratorul sistemului pentru a gestiona opțiunile pentru acele criterii care au acest lucru. Rezultatul selecției va fi vizualizat fie într-o listă, în funcție de ce criterii sunt incluse în selecție. Vizualizarea listei va avea un singur <text:soft-page-break/>element nou pentru fiecare secție de poliție ca să corespundă criteriilor de selecție și arată o mică parte din informațiile generale, astfel încât utilizatorul poate identifica agenții.</text:p>
      <text:p text:style-name="P1">Portalul web va oferi funcționalitate pentru a gestiona informațiile generale de sistem și acesta va oferi, de asemenea, informații despre sistem, de exemplu, spectacol atunci când există o nouă actualizare.</text:p>
      <text:p text:style-name="P3"/>
      <text:p text:style-name="P3"><text:span text:style-name="T8"><text:s/>1.3 Caracteristici de utilizare</text:span></text:p>
      <text:p text:style-name="P1">Există trei tipuri de utilizatori care interacționează cu sistemul: șef de poliție, șefii secțiilor de poliție și administratori. Fiecare dintre aceste trei tipuri de utilizatori are utilizare diferită a sistemului astfel încât fiecare are propriile cerințe.</text:p>
      <text:p text:style-name="P1">Utilizatorii aplicației pot utiliza aplicația pentru a găsi o sectie de poliție, poate fi necesară adăugarea unui agent nou într-o anumită categorie și a trimite comentarii.</text:p>
      <text:p text:style-name="P1">Șeful poliției va utiliza portalul web pentru a trimite informații reale cu privire la agenții acestora și secțiile de poliție, de exemplu, o descriere a acțiunii, timpul de răspuns și criminali.</text:p>
      <text:p text:style-name="P1">Administratorii de asemenea pot interacționa cu portalul web. Ele sunt de gestionare a sistemului în ansamblu astfel încât nu există informații incorecte în cadrul acestuia. Administratorul poate gestiona informațiile pentru fiecare secție de poliție.</text:p>
      <text:p text:style-name="P1"/>
      <text:p text:style-name="P2"><text:s/>1.4 Constrângeri</text:p>
      <text:p text:style-name="P1">Conexiunea la Internet este o constrângere pentru aplicație. Având în vedere că aplicația preia datele din baza de date pe Internet, este crucial sa exista o conexiune la Internet pentru aplicarea funcției.</text:p>
      <text:p text:style-name="P1">Cererea va fi constrânsă de capacitatea bazei de date. Deoarece baza de date ar trebui să salveze cererile și să revizuiască în același timp la coadă cererile de intrare și de a crește, prin urmare, timpul necesar pentru a prelua date.</text:p>
      <text:p text:style-name="P3"><text:soft-page-break/></text:p>
      <text:p text:style-name="P2"><text:s/>1.5 Dozarea cerințelor</text:p>
      <text:p text:style-name="P1">În cazul în care proiectul este întârziat, există unele cerințe care ar putea fi transferate la următoarea versiune a aplicației. Aceste cerințe trebuie să fie dezvoltate în a treia versiune.</text:p>
      <text:p text:style-name="P30"><text:span text:style-name="T3"/></text:p>
      <text:p text:style-name="P35"/>
      <text:p text:style-name="P35"/>
      <text:p text:style-name="P38"/>
      <text:p text:style-name="P39">Cerinte specifice</text:p>
      <text:p text:style-name="P39"/>
      <text:p text:style-name="P36"><text:tab/>Cerinte de interfata</text:p>
      <text:p text:style-name="P36"/>
      <text:p text:style-name="P37">Cerintele de interfata descriu interactiunea sistemului cu utilizatorii, hardware, software si comunicatii.</text:p>
      <text:p text:style-name="P37">Atat clientii, cat si serverul vor avea o interfata grafica simpla si intuitiva.</text:p>
      <text:p text:style-name="P37">Protocolul utilizat este HTTP si adresa logica de sistem este in format IPv4.</text:p>
      <text:p text:style-name="P37"/>
      <text:list xml:id="list31681667" text:continue-numbering="true" text:style-name="WWNum1">
        <text:list-item>
          <text:p text:style-name="P13">Interfata de sistem</text:p>
        </text:list-item>
      </text:list>
      <text:p text:style-name="P8">Aceasta trebuie sa afiseze toate interfetele grafice la care utilizatorul are acces. De asemenea identifica functionalitatile software-ului pentru a se potrivi cu cerintele sistemului.</text:p>
      <text:p text:style-name="P8"/>
      <text:p text:style-name="P8">Sistemul trebuie să fie un sistem web activat, ceea ce înseamna ca toata interactiunea cu utilizatorul se face printr-un browser web. </text:p>
      <text:p text:style-name="P8"/>
      <text:p text:style-name="P8">Interfetele de sistem necesare pentru serverul de sistem sunt urmatoarele:</text:p>
      <text:p text:style-name="P8"/>
      <text:p text:style-name="P8">• Interfata de retea la o retea cu conexiune la internet</text:p>
      <text:p text:style-name="P10">• O conexiune de date la baza de date MySQL ce contine datele de utilizator si programe</text:p>
      <text:p text:style-name="P10"/>
      <text:p text:style-name="P10"/>
      <text:p text:style-name="P11"/>
      <text:p text:style-name="P11"/>
      <text:p text:style-name="P11"/>
      <text:p text:style-name="P11"/>
      <text:list xml:id="list31666144" text:continue-numbering="true" text:style-name="WWNum1">
        <text:list-header>
          <text:p text:style-name="P5"/>
          <text:p text:style-name="P5"/>
          <text:p text:style-name="P5"><text:soft-page-break/></text:p>
          <text:p text:style-name="P5"/>
        </text:list-header>
        <text:list-item>
          <text:p text:style-name="P5">Interfata cu utilizatorul</text:p>
        </text:list-item>
      </text:list>
      <text:p text:style-name="P4"/>
      <text:p text:style-name="P8">Aceasta este punctul de interactiune intre calculator si oameni. Aceasta include modalitati de intractiune cum ar fi butoane, bara de cautare, fereastra de chat.</text:p>
      <text:p text:style-name="P8"/>
      <text:p text:style-name="P8">Interfata cu utilizatorul trebuie sa fie compatibila cu orice browser ca de exemplu Google Chrome, Internet Explorer, Mozilla prin care utilizatorul poate avea acces la sistem.</text:p>
      <text:p text:style-name="P8"/>
      <text:p text:style-name="P8">Interfata cu utilizatorul asigura urmatoarele functionalitati:</text:p>
      <text:p text:style-name="P6"/>
      <text:p text:style-name="P6">• Intrare: modalitatea care permite utilizatorului să manipuleze un sistem</text:p>
      <text:p text:style-name="P6">• Ieşire: modalitatea prin care sistemul indică efectele acestei manipulări</text:p>
      <text:p text:style-name="P6"/>
      <text:p text:style-name="P6"/>
      <text:p text:style-name="P4"><text:tab/>Descrierea interfetei cu utilizatorul:</text:p>
      <text:p text:style-name="P4"/>
      <text:p text:style-name="P6"><text:tab/>Aplicatia web este un site al Inspectoratului de Politie <text:s/>ce gestionează activitatea unui inspectorat de poliție municipal. <text:s/></text:p>
      <text:p text:style-name="P6"><text:tab/>Sistemul realizat va fi un produs software construit pe arhitectura client/server pentru a asista șeful de inspectoratului de poliție <text:s/>municipal în realizarea următoarelor acțiuni specifice: </text:p>
      <text:list xml:id="list7147338803763000007" text:style-name="L1">
        <text:list-item>
          <text:p text:style-name="P7"><text:s/>distribuirea agenților și stabilirea ierarhiei la nivelul secțiilor de poliție;</text:p>
        </text:list-item>
        <text:list-item>
          <text:p text:style-name="P7"><text:s/>comunicarea între șeful de inspectorat și secțiile de poliție prin conferințe online;</text:p>
        </text:list-item>
        <text:list-item>
          <text:p text:style-name="P7"><text:soft-page-break/><text:s/>managementul activității infracționale la nivelul localității. <text:s text:c="3"/>sa vizualizeze informatiile si articolele afisate de administrator pe site.</text:p>
        </text:list-item>
      </text:list>
      <text:p text:style-name="P6"><text:tab/>Pentru a facilita navigarea pe pagina se foloseste o bara de cautare unde se pot gasi mai usor informatii despre un anumit articol sau documente necesare.</text:p>
      <text:p text:style-name="P6"><text:tab/></text:p>
      <text:p text:style-name="P12"/>
      <text:list xml:id="list31680803" text:continue-list="list31666144" text:style-name="WWNum1">
        <text:list-item>
          <text:p text:style-name="P5">Interfata Hardware </text:p>
        </text:list-item>
      </text:list>
      <text:p text:style-name="P12"/>
      <text:p text:style-name="P8">Avand in vedere faptul ca aplicaria trebuie sa ruleze pe internet, toate componentele hardware care necesita conecsiunea la internet vor fi interfetele hardware. Ca de exemplu Modem, WAN-LAN, Ethernet Cross-Cable.</text:p>
      <text:p text:style-name="P8"/>
      <text:p text:style-name="P11"/>
      <text:list xml:id="list31668176" text:continue-numbering="true" text:style-name="WWNum1">
        <text:list-item>
          <text:p text:style-name="P5">Interfata Software</text:p>
        </text:list-item>
      </text:list>
      <text:p text:style-name="P4"/>
      <text:p text:style-name="P10">Aplicatia web comunica cu baza de date si interfetele grafice. </text:p>
      <text:p text:style-name="P8">Comunicarea cu baza de date are ca scop accesarea de informatii de catre administrator, cum ar fi detalii despre angajati, departamente si documentele incluse.</text:p>
      <text:p text:style-name="P8">Comunicarea cu interfetele grafice permite adaugarea datelor in baza de date.</text:p>
      <text:p text:style-name="P8"/>
      <text:p text:style-name="P8"/>
      <text:list xml:id="list31690548" text:continue-numbering="true" text:style-name="WWNum1">
        <text:list-item>
          <text:p text:style-name="P5">Interfata de comunicare</text:p>
        </text:list-item>
      </text:list>
      <text:p text:style-name="P10"/>
      <text:p text:style-name="P9"><text:span text:style-name="T6">Comunicarea intre diferitele parti ale sitemului este importanata deoarece acestea depind unele de altele. </text:span><text:span text:style-name="T4"><text:s/></text:span><text:span text:style-name="T6">Cu toate acestea, in ce fel comunicarea este realizata nu este important pentru sistem si este prin urmare manipulata de sistemele de operare care stau la baza aplicatiei web.</text:span></text:p>
      <text:p text:style-name="P4"/>
      <text:p text:style-name="P6"/>
      <text:p text:style-name="P6"><text:tab/></text:p>
      <text:p text:style-name="P40"><text:span text:style-name="T5"><text:s text:c="2"/>Cerinte functionale </text:span><text:s text:c="2"/></text:p>
      <text:p text:style-name="P35"/>
      <text:list xml:id="list31680193" text:continue-numbering="true" text:style-name="WWNum1">
        <text:list-item>
          <text:p text:style-name="P15">CF_1 Sectiile de politie au o pozitionare geografica predefinita. Se vor putea adauga si noi sectii impreuna cu locatiile acestora si vor putea fi salvate. </text:p>
        </text:list-item>
      </text:list>
      <text:p text:style-name="P24"/>
      <text:list xml:id="list31690541" text:continue-numbering="true" text:style-name="WWNum1">
        <text:list-item>
          <text:p text:style-name="P15">CF_2 Fiecare sectie va avea o reprezentare grafica, iar legaturile dintre sectii se vor reprezenta prin linii adnotate cu distantele intre acestea.</text:p>
        </text:list-item>
      </text:list>
      <text:p text:style-name="P14"/>
      <text:p text:style-name="P24"/>
      <text:list xml:id="list31682592" text:continue-numbering="true" text:style-name="WWNum1">
        <text:list-item>
          <text:p text:style-name="P15"><text:s/>CF_3 Entitatea grafica care va reprezenta o sectie de politie, va permite adaugarea si vizualizarea informatiilor aferente agentilor care vor lucra in cadrul sectiei si a relatiilor de subordonare dintre acestia. <text:s/></text:p>
        </text:list-item>
      </text:list>
      <text:p text:style-name="P24"/>
      <text:list xml:id="list31672403" text:continue-numbering="true" text:style-name="WWNum1">
        <text:list-item>
          <text:p text:style-name="P15">CF_4 Distributia geografica a sectiilor <text:s/>si alocarea agentilor va fi salvata intr-un fisier intrun format prestabilit.</text:p>
        </text:list-item>
      </text:list>
      <text:p text:style-name="P14"/>
      <text:p text:style-name="P24"/>
      <text:list xml:id="list31682951" text:continue-numbering="true" text:style-name="WWNum1">
        <text:list-item>
          <text:p text:style-name="P15"><text:s/>CF_5 Specificarea protocolului de apel se va realiza pentru fiecare saptamana, fiind posibil sa se pastreze de la o saptamana la alta. </text:p>
        </text:list-item>
      </text:list>
      <text:p text:style-name="P24"/>
      <text:list xml:id="list31668154" text:continue-numbering="true" text:style-name="WWNum1">
        <text:list-item>
          <text:p text:style-name="P15">CF_6 La realizarea programului de comunicatie (chat) se va avea in vedere posibilitatea ca la un moment dat sa fie logati doi utilizatori (seful inspectoratului si un agent de la o anumita sectie sau doi agenti de la sectii diferite) sau mai multi utilizatori <text:soft-page-break/>(seful inspectoratului si agenti de la mai multe sectii). <text:s/></text:p>
        </text:list-item>
      </text:list>
      <text:p text:style-name="P14"/>
      <text:p text:style-name="P24"/>
      <text:list xml:id="list31676973" text:continue-numbering="true" text:style-name="WWNum1">
        <text:list-item>
          <text:p text:style-name="P15">CF_7 Pentru planificarea conferintelor sistemul informatic va permite lansarea de catre seful de inspectorat sau de catre agentii sectiilor a unei cereri de conferinta prin care acestia vor specifica motivului cererii si indicativul personal. Daca solicitantul este seful inspectoratului acesta va specifica in ordinul de conferinta si data stabilita pentru realizarea acesteia. Daca cererea este formulata de un agent, acesta va primi un raspuns cu data si ora la care a fost planificata conferinta. </text:p>
        </text:list-item>
      </text:list>
      <text:p text:style-name="P24"/>
      <text:list xml:id="list31695967" text:continue-numbering="true" text:style-name="WWNum1">
        <text:list-item>
          <text:p text:style-name="P15">CF_8 Sistemul informatic va realiza apelarea automata a sectiilor de politie la data si ora planificata folosind indicativele specifice acestora.</text:p>
        </text:list-item>
      </text:list>
      <text:p text:style-name="P14"/>
      <text:p text:style-name="P24"/>
      <text:list xml:id="list31670042" text:continue-numbering="true" text:style-name="WWNum1">
        <text:list-item>
          <text:p text:style-name="P15"><text:s/>CF_9 Dosarele vor fi stocate pe categorii de activitate infractionala. </text:p>
        </text:list-item>
      </text:list>
      <text:p text:style-name="P24"/>
      <text:list xml:id="list31693097" text:continue-numbering="true" text:style-name="WWNum1">
        <text:list-item>
          <text:p text:style-name="P15">CF_10 Regasirea dosarelor se va putea realiza dupa numele dosarului, dupa numele agentilor care lucreaza in echipa de investigatie a dosarului sau se pot cauta toate dosarele dintr-o anumita categorie. </text:p>
        </text:list-item>
      </text:list>
      <text:p text:style-name="P14"/>
      <text:p text:style-name="P24"/>
      <text:list xml:id="list31689129" text:continue-numbering="true" text:style-name="WWNum1">
        <text:list-item>
          <text:p text:style-name="P15">CF_11 Fiecarea dosar va avea „amprenta” <text:soft-page-break/>ultimului agent care a realizat modificari asupra sa. CF_12 Atât clienții, cât și serverul vor avea o interfata grafica simpla si intuitiva.</text:p>
        </text:list-item>
      </text:list>
      <text:p text:style-name="P24"/>
      <text:list xml:id="list31687632" text:continue-numbering="true" text:style-name="WWNum1">
        <text:list-item>
          <text:p text:style-name="P15"><text:s/>CF_13 Pentru stocarea informațiilor și managementul acestora se va configura un server de baze de date. </text:p>
        </text:list-item>
      </text:list>
      <text:p text:style-name="P35"><text:s/></text:p>
      <text:p text:style-name="P35"><text:bookmark text:name="_GoBack"/><text:s/>Cerinte ne-funcționale</text:p>
      <text:list xml:id="list5731206594671016906" text:style-name="WWNum2">
        <text:list-item>
          <text:p text:style-name="P16">CNF_1 Sistemul informatic va fi lansata atat pe sisteme de operare Windows, cat si pe Unix. </text:p>
        </text:list-item>
        <text:list-item>
          <text:p text:style-name="P16">CNF_2 Caracteristicile sistemelor de calcul pe care va fi instalat sistemul informatic sunt: <text:s/>- procesor : 1 GHz sau mai rapid; <text:s/>- memorie : cel putin 128 Mb; <text:s/>- spatiu pe hard disk : minim 10 Mb.</text:p>
        </text:list-item>
        <text:list-item>
          <text:p text:style-name="P16">CNF_3 Sistemul informatic va avea nevoie de o comunicatie la Internet, deja stabilita inainte de rulare. </text:p>
        </text:list-item>
      </text:list>
      <text:p text:style-name="P35"><text:s/></text:p>
      <text:p text:style-name="P29"/>
      <text:p text:style-name="P26"/>
      <text:p text:style-name="P26">Use case <text:span text:style-name="T2">:Cautare informatie </text:span></text:p>
      <text:p text:style-name="P26"><text:span text:style-name="T2"><text:s/></text:span></text:p>
      <text:p text:style-name="P33"><text:span text:style-name="T2">Cand un user are nevoie de o anumita informatie despre o infractiune sau pentru cautare unor documente,poate sa acceseze pagina online a Inspectorului de politie .Acesta isi alege sa caute informati in fuctie de ce are nevoie ,adica dintr-o anumita categorie .Pagina ofera informatia de care are nevoie userul. </text:span></text:p>
      <text:p text:style-name="P34"/>
      <text:p text:style-name="P34"/>
      <text:p text:style-name="P34"/>
      <text:p text:style-name="P28"/>
      <text:p text:style-name="P26">Use case <text:span text:style-name="T2">:Login</text:span></text:p>
      <text:p text:style-name="P28"/>
      <text:p text:style-name="P33"><text:span text:style-name="T2">Pentru a avea acces la informatii de pe pagina Inspectorului de politie ,userul este nevoit sa isi creeze un cont .Pentru a creea acest cont ai nevoie de un nume si de o parola .Dupa ce a creeat acest cont userul este nevoit sa se logheze pe pagina cu numele si parola create.Dupa obtinere informatiei userul trebuie sa se delogheze .</text:span></text:p>
      <text:p text:style-name="P28"/>
      <text:p text:style-name="P27"/>
      <text:p text:style-name="P27"/>
      <text:p text:style-name="P25">Use case <text:span text:style-name="T2">:Sectie</text:span></text:p>
      <text:p text:style-name="P27"/>
      <text:p text:style-name="P25"><text:span text:style-name="T2"><text:tab/>Administratorul poate distribui sectii impreuna cu </text:span><text:soft-page-break/><text:span text:style-name="T2">locatiile acestora ,le poate modifica ,si le poate desfinta.</text:span></text:p>
      <text:p text:style-name="P27"/>
      <text:p text:style-name="P26"><text:span text:style-name="T2"><text:tab/>Pentru a distribui o sectie administratorul acceseaza butonul de distribuire a sectie.Acest lucru ii ofera administratorului posibilitatea de a complete informatile necesare in campurile existente .Dupa introducerea informatilor sistemul le verifica si il readuce pe administrator la pagina principal. </text:span></text:p>
      <text:p text:style-name="P28"/>
      <text:p text:style-name="P26"><text:span text:style-name="T2"><text:s text:c="6"/>Pentru a modifica informatiile despre o anumita sectie administratorul acceseaza butonu modificare sectie.Acest lucru ii ofera administratorului posibiliatea de a modica informatii despre locatia sectie ,agentii sectie … .Sistemul actualizeaza informatiile si il retrimite pe administrator la pagina principal.</text:span></text:p>
      <text:p text:style-name="P26"><text:span text:style-name="T2"><text:s text:c="5"/></text:span></text:p>
      <text:p text:style-name="P26"><text:span text:style-name="T2"><text:s text:c="6"/>Pentru a desfinta o sectie administratorul acceseaza butonul de desfintare sectie.Pentru a desfinta o sectie este necesar ca administratorul sa selecteze acea sectie si sa o valideze. Sistemul actualizeaza informatiile si il retrimite pe administrator la pagina principal.</text:span></text:p>
      <text:p text:style-name="P25">Use case <text:span text:style-name="T2">:Agentii</text:span></text:p>
      <text:p text:style-name="P28"/>
      <text:p text:style-name="P26"><text:span text:style-name="T2"><text:tab/>Administratorul poate distribui agentii la anumite sectii,le poate modifica datele ,dar poate sa si stearga informatile despre agentii.</text:span></text:p>
      <text:p text:style-name="P28"/>
      <text:p text:style-name="P26"><text:span text:style-name="T2"><text:tab/>Pentru a distribui agenti la anumite sectii ,administratorul trebuie sa selecteze pagina care corespunde agentilor.Acesta acceseaza butonul distribuie </text:span><text:soft-page-break/><text:span text:style-name="T2">agent.Sistemul ofera posibilitatea de a a adauga sau modifica anumite informatii gen nume,prenume,CNP.Administratorul completeaza aceste informatii si le valideaza.Sistemul proceseaza aceste informatii si il retrimit pe administrator catre pagina principal.</text:span></text:p>
      <text:p text:style-name="P28"/>
      <text:p text:style-name="P26"><text:span text:style-name="T2"><text:tab/> <text:s text:c="5"/>Pentru a modifica informatiile despre un anumit agent administratorul acceseaza butonu modificare date agenti.Acest lucru ii ofera administratorului posibiliatea de a modica informatii despre agent sau de a adauga noi informati.Sistemul actualizeaza informatiile si il retrimite pe administrator la pagina principal.</text:span></text:p>
      <text:p text:style-name="P26"><text:span text:style-name="T2"><text:s text:c="5"/></text:span></text:p>
      <text:p text:style-name="P26"><text:span text:style-name="T2"><text:s text:c="6"/>Pentru a stergei informatii despre agenti administratorul acceseaza butonul de stergere agent.Pentru a sterge un agent este necesar ca administratorul sa selecteze acel agent si sa il valideze. Sistemul actualizeaza informatiile si il retrimite pe administrator la pagina principal.</text:span></text:p>
      <text:p text:style-name="P28"/>
      <text:p text:style-name="P28"/>
      <text:p text:style-name="P26">Use case <text:span text:style-name="T2">:Dosare </text:span></text:p>
      <text:p text:style-name="P28"/>
      <text:p text:style-name="P26"><text:span text:style-name="T2"><text:tab/>Administratorul poate adauga dosare ,le poate modifica continutul si le poate sterge.</text:span></text:p>
      <text:p text:style-name="P28"/>
      <text:p text:style-name="P26"><text:span text:style-name="T2"><text:tab/>Pentru a aduga dosare administartorul acceseaza butonul adaugare dosar .Acest lucru ofera posibiliatea de a creea un dosar .Administratorul implementeaza informatiile <text:s/></text:span><text:soft-page-break/><text:span text:style-name="T2">in dosar .Sistemul verifica informatiile si le le valideaza si il retrimite pe administrator la pagina oficiala. </text:span></text:p>
      <text:p text:style-name="P28"/>
      <text:p text:style-name="P26"><text:span text:style-name="T2"><text:s text:c="6"/>Pentru a modifica informatiile dintr-un anumit dosar administratorul acceseaza butonu modificare sdosar.Acest lucru ii ofera administratorului posibiliatea de a modica informatii sau de a importa noi informatii in acel dosar .Sistemul actualizeaza informatiile si il retrimite pe administrator la pagina principal.</text:span></text:p>
      <text:p text:style-name="P26"><text:span text:style-name="T2"><text:s text:c="5"/></text:span></text:p>
      <text:p text:style-name="P26"><text:span text:style-name="T2"><text:s text:c="6"/>Pentru a sterge un dosar administratorul acceseaza butonul de stergere dosar.Pentru a sterge un dosar <text:s/>este necesar ca administratorul sa selecteze acel dosar si sa il</text:span><text:bookmark text:name="_GoBack1"/><text:span text:style-name="T2"> valideze. Sistemul actualizeaza informatiile si il retrimite pe administrator la pagina principal.</text:span></text:p>
      <text:p text:style-name="P28"/>
      <text:p text:style-name="P28"/>
      <text:p text:style-name="P28"/>
      <text:p text:style-name="P28"/>
      <text:p text:style-name="P17"/>
      <text:p text:style-name="P17"/>
      <text:p text:style-name="P14"><text:span text:style-name="T2"><text:s/></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Tahoma1" svg:font-family="Tahoma"/>
    <style:font-face style:name="inherit" svg:font-family="inherit"/>
    <style:font-face style:name="Courier New" svg:font-family="'Courier New'" style:font-family-generic="modern" style:font-pitch="fixed"/>
    <style:font-face style:name="Courier New1"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default-outline-level="" style:list-style-name="">
      <style:paragraph-properties fo:margin-left="1.27cm" fo:margin-right="0cm" fo:margin-top="0cm" fo:margin-bottom="0.282cm" fo:line-height="108%" fo:text-indent="0cm" style:auto-text-indent="false"/>
      <style:text-properties style:font-name-complex="Calibri"/>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ListLabel_20_1" style:display-name="ListLabel 1" style:family="text">
      <style:text-properties fo:font-size="13pt" fo:font-style="normal" fo:font-weight="bold" style:font-size-asian="13pt" style:font-style-asian="normal" style:font-weight-asian="bold" style:font-size-complex="13pt"/>
    </style:style>
    <style:style style:name="ListLabel_20_2" style:display-name="ListLabel 2" style:family="text">
      <style:text-properties fo:font-size="11pt" style:font-size-asian="11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905cm" fo:margin-left="2.54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2.54cm" fo:margin-left="3.175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3.175cm" fo:margin-left="3.81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3.81cm" fo:margin-left="4.445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4.445cm" fo:margin-left="5.08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5.08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00H00M35S</meta:editing-duration>
    <meta:editing-cycles>2</meta:editing-cycles>
    <meta:generator>OpenOffice/4.1.3$Win32 OpenOffice.org_project/413m1$Build-9783</meta:generator>
    <dc:date>2017-03-28T11:49:35.41</dc:date>
    <meta:document-statistic meta:table-count="0" meta:image-count="0" meta:object-count="0" meta:page-count="14" meta:paragraph-count="102" meta:word-count="1900" meta:character-count="12903"/>
    <meta:user-defined meta:name="Info 1"/>
    <meta:user-defined meta:name="Info 2"/>
    <meta:user-defined meta:name="Info 3"/>
    <meta:user-defined meta:name="Info 4"/>
  </office:meta>
</office:document-meta>
</file>